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Roboto Condensed" svg:font-family="'Roboto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302cm" style:rel-column-width="5018*"/>
    </style:style>
    <style:style style:name="Tabelle1.B" style:family="table-column">
      <style:table-column-properties style:column-width="7.198cm" style:rel-column-width="27749*"/>
    </style:style>
    <style:style style:name="Tabelle1.C" style:family="table-column">
      <style:table-column-properties style:column-width="8.5cm" style:rel-column-width="32768*"/>
    </style:style>
    <style:style style:name="Tabelle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000000" fo:padding="0.097cm" fo:border="0.05pt solid #000000">
        <style:background-image/>
      </style:table-cell-properties>
    </style:style>
    <style:style style:name="Tabelle1.A2" style:family="table-cell">
      <style:table-cell-properties fo:padding="0.097cm" fo:border="none"/>
    </style:style>
    <style:style style:name="Tabelle1.B2" style:family="table-cell">
      <style:table-cell-properties fo:padding="0.097cm" fo:border="none"/>
    </style:style>
    <style:style style:name="Tabelle1.C2" style:family="table-cell">
      <style:table-cell-properties fo:padding="0.097cm" fo:border="none"/>
    </style:style>
    <style:style style:name="Tabelle1.A3" style:family="table-cell">
      <style:table-cell-properties fo:padding="0.097cm" fo:border="none"/>
    </style:style>
    <style:style style:name="Tabelle1.B3" style:family="table-cell">
      <style:table-cell-properties fo:padding="0.097cm" fo:border="none"/>
    </style:style>
    <style:style style:name="Tabelle1.C3" style:family="table-cell">
      <style:table-cell-properties fo:padding="0.097cm" fo:border="none"/>
    </style:style>
    <style:style style:name="Tabelle1.A4" style:family="table-cell">
      <style:table-cell-properties fo:padding="0.097cm" fo:border="none"/>
    </style:style>
    <style:style style:name="Tabelle1.B4" style:family="table-cell">
      <style:table-cell-properties fo:padding="0.097cm" fo:border="none"/>
    </style:style>
    <style:style style:name="Tabelle1.C4" style:family="table-cell">
      <style:table-cell-properties fo:padding="0.097cm" fo:border="none"/>
    </style:style>
    <style:style style:name="Tabelle1.A5" style:family="table-cell">
      <style:table-cell-properties fo:padding="0.097cm" fo:border="none"/>
    </style:style>
    <style:style style:name="Tabelle1.B5" style:family="table-cell">
      <style:table-cell-properties fo:padding="0.097cm" fo:border="none"/>
    </style:style>
    <style:style style:name="Tabelle1.C5" style:family="table-cell">
      <style:table-cell-properties fo:padding="0.097cm" fo:border="none"/>
    </style:style>
    <style:style style:name="Tabelle1.A6" style:family="table-cell">
      <style:table-cell-properties fo:padding="0.097cm" fo:border="none"/>
    </style:style>
    <style:style style:name="Tabelle1.B6" style:family="table-cell">
      <style:table-cell-properties fo:padding="0.097cm" fo:border="none"/>
    </style:style>
    <style:style style:name="Tabelle1.C6" style:family="table-cell">
      <style:table-cell-properties fo:padding="0.097cm" fo:border="none"/>
    </style:style>
    <style:style style:name="Tabelle1.A7" style:family="table-cell">
      <style:table-cell-properties fo:padding="0.097cm" fo:border="none"/>
    </style:style>
    <style:style style:name="Tabelle1.B7" style:family="table-cell">
      <style:table-cell-properties fo:padding="0.097cm" fo:border="none"/>
    </style:style>
    <style:style style:name="Tabelle1.C7" style:family="table-cell">
      <style:table-cell-properties fo:padding="0.097cm" fo:border="none"/>
    </style:style>
    <style:style style:name="P1" style:family="paragraph" style:parent-style-name="Standard">
      <style:paragraph-properties fo:text-align="center" style:justify-single-word="false"/>
      <style:text-properties officeooo:rsid="00142b63" officeooo:paragraph-rsid="00142b63"/>
    </style:style>
    <style:style style:name="P2" style:family="paragraph" style:parent-style-name="Standard">
      <style:paragraph-properties fo:text-align="center" style:justify-single-word="false"/>
      <style:text-properties fo:font-style="italic" officeooo:rsid="00142b63" officeooo:paragraph-rsid="00142b63" style:font-style-asian="italic" style:font-style-complex="italic"/>
    </style:style>
    <style:style style:name="P3" style:family="paragraph" style:parent-style-name="Standard">
      <style:text-properties officeooo:rsid="00160304" officeooo:paragraph-rsid="00160304"/>
    </style:style>
    <style:style style:name="P4" style:family="paragraph" style:parent-style-name="Standard">
      <style:paragraph-properties fo:line-height="120%" fo:text-align="justify" style:justify-single-word="false" fo:hyphenation-ladder-count="no-limit" style:writing-mode="page"/>
      <style:text-properties officeooo:rsid="00142b63" officeooo:paragraph-rsid="00142b63" fo:hyphenate="true" fo:hyphenation-remain-char-count="2" fo:hyphenation-push-char-count="2"/>
    </style:style>
    <style:style style:name="P5" style:family="paragraph" style:parent-style-name="Standard" style:master-page-name="">
      <style:paragraph-properties fo:line-height="120%" fo:text-align="justify" style:justify-single-word="false" fo:hyphenation-ladder-count="no-limit" style:page-number="auto" style:writing-mode="page"/>
      <style:text-properties officeooo:rsid="00142b63" officeooo:paragraph-rsid="00142b63" fo:hyphenate="true" fo:hyphenation-remain-char-count="2" fo:hyphenation-push-char-count="2"/>
    </style:style>
    <style:style style:name="P6" style:family="paragraph" style:parent-style-name="Title">
      <style:text-properties fo:font-size="20pt" style:font-size-asian="20pt" style:font-size-complex="20pt"/>
    </style:style>
    <style:style style:name="P7" style:family="paragraph" style:parent-style-name="Table_20_Contents">
      <style:text-properties style:font-name="Roboto Condensed" fo:font-size="10pt" officeooo:rsid="00142b63" officeooo:paragraph-rsid="00142b63" style:font-size-asian="10pt" style:font-size-complex="10pt"/>
    </style:style>
    <style:style style:name="P8" style:family="paragraph" style:parent-style-name="Table_20_Contents">
      <style:paragraph-properties fo:text-align="end" style:justify-single-word="false"/>
      <style:text-properties style:font-name="Roboto Condensed" fo:font-size="10pt" officeooo:rsid="00142b63" officeooo:paragraph-rsid="00142b63" style:font-size-asian="10pt" style:font-size-complex="10pt"/>
    </style:style>
    <style:style style:name="P9" style:family="paragraph" style:parent-style-name="Standard" style:list-style-name="L1">
      <style:paragraph-properties fo:line-height="120%" fo:text-align="justify" style:justify-single-word="false" fo:hyphenation-ladder-count="no-limit" style:writing-mode="page"/>
      <style:text-properties officeooo:rsid="00142b63" officeooo:paragraph-rsid="0015b140" fo:hyphenate="true" fo:hyphenation-remain-char-count="2" fo:hyphenation-push-char-count="2"/>
    </style:style>
    <style:style style:name="P10" style:family="paragraph" style:parent-style-name="Heading_20_1">
      <style:text-properties fo:font-size="14pt" style:font-size-asian="14pt" style:font-size-complex="14pt"/>
    </style:style>
    <style:style style:name="T1" style:family="text">
      <style:text-properties style:text-underline-style="solid" style:text-underline-width="auto" style:text-underline-color="font-color"/>
    </style:style>
    <style:style style:name="T2" style:family="text">
      <style:text-properties officeooo:rsid="0015b140"/>
    </style:style>
    <style:style style:name="T3" style:family="text">
      <style:text-properties fo:font-weight="bold" style:font-weight-asian="bold" style:font-weight-complex="bold"/>
    </style:style>
    <style:style style:name="T4" style:family="text">
      <style:text-properties fo:font-weight="bold" officeooo:rsid="0015b140"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etrifft:</text:p>
      <text:p text:style-name="P6">Markierung der Zugriffsrechte in Zotero</text:p>
      <text:p text:style-name="P1">Stand: <text:date style:data-style-name="N37" text:date-value="2018-06-20T11:34:06.869739890">20.06.18</text:date></text:p>
      <text:h text:style-name="P10" text:outline-level="1">Gegenstand</text:h>
      <text:p text:style-name="P5">Für die Zugänglichmachung von Archivmaterial erscheint es unerlässlich den für jedes Dokument entstehenden rechtlichen Horizont zu reflektieren. Dies ist aus drei Blickwinkel zu bedenken:</text:p>
      <text:list xml:id="list2727452394" text:style-name="L1">
        <text:list-item>
          <text:p text:style-name="P9">Erstens ist es für das Archiv selbst notwendig den Status eines Dokuments zu kennen, um entscheiden zu können, ob es zugänglich gemacht wird.</text:p>
        </text:list-item>
        <text:list-item>
          <text:p text:style-name="P9">Daneben wäre auch für die Bereitstellung von Kopien sowie die Nutzung im Rahmen pädagogischer Programme der rechtliche Hintergrund eines Dokuments zu bedenken. Hierdurch sichert sich das Archiv auch nach außen hin ab (da neben der Nutzungsvereinbarung eine Klärung am Dokument selbst vorgenommen wird).</text:p>
        </text:list-item>
        <text:list-item>
          <text:p text:style-name="P9">Zuletzt scheint es auch für die Nutzenden relevant zu wissen, was sie ggf. mit einem interessierenden Dokument anfangen können und an welchen Stellen Schranken für eine Nutzung bestehen können (sowohl hinsichtlich ihrer Recherche und ggf. Einsichtnahme, als auch der Publikation von Reproduzierungen).</text:p>
        </text:list-item>
      </text:list>
      <text:p text:style-name="P4">Wir haben uns hierzu folgende Unterscheidung vereinbart, die jeweils im Zotero-Feld Rechte (als Ziffer) vermerkt wird. Diese Ziffer ermöglicht für die Nutzungsdatenbank eine Zugriffsregulierung, die differenzieren kann (der Übergabepunkt ist dabei der Datenbankeintrag „Rights“), ob ein Dokument überhaupt als Eintrag oder gar Dokument in der Datenbank und ggf. auf der Internetseite einsehbar sein wird.</text:p>
      <table:table table:name="Tabelle1" table:style-name="Tabelle1">
        <table:table-column table:style-name="Tabelle1.A"/>
        <table:table-column table:style-name="Tabelle1.B"/>
        <table:table-column table:style-name="Tabelle1.C"/>
        <table:table-row>
          <table:table-cell table:style-name="Tabelle1.A1" office:value-type="string">
            <text:p text:style-name="P7">Ziffer</text:p>
          </table:table-cell>
          <table:table-cell table:style-name="Tabelle1.A1" office:value-type="string">
            <text:p text:style-name="P7">Bedeutung</text:p>
          </table:table-cell>
          <table:table-cell table:style-name="Tabelle1.C1" office:value-type="string">
            <text:p text:style-name="P7">Folgen</text:p>
          </table:table-cell>
        </table:table-row>
        <table:table-row>
          <table:table-cell table:style-name="Tabelle1.A2" office:value-type="string">
            <text:p text:style-name="P8">0</text:p>
          </table:table-cell>
          <table:table-cell table:style-name="Tabelle1.B2" office:value-type="string">
            <text:p text:style-name="P7">Unklarer Status</text:p>
          </table:table-cell>
          <table:table-cell table:style-name="Tabelle1.C2" office:value-type="string">
            <text:p text:style-name="P7">Eintrag erscheint <text:span text:style-name="T1">nicht</text:span> in der Datenbank</text:p>
          </table:table-cell>
        </table:table-row>
        <table:table-row>
          <table:table-cell table:style-name="Tabelle1.A6" office:value-type="string">
            <text:p text:style-name="P8">1</text:p>
          </table:table-cell>
          <table:table-cell table:style-name="Tabelle1.B3" office:value-type="string">
            <text:p text:style-name="P7">Rücksprache mit Geber*in</text:p>
          </table:table-cell>
          <table:table-cell table:style-name="Tabelle1.C6" office:value-type="string">
            <text:p text:style-name="P7">Eintrag erscheint als Datenbanksatz <text:span text:style-name="T1">ohne</text:span> Digitalisat;</text:p>
            <text:p text:style-name="P7">Nutzende erhalten im Eintrag folgenden Hinweis: <text:span text:style-name="T3">Die Nutzung bedarf einer Zustimmung durch die Geber*innen.</text:span></text:p>
          </table:table-cell>
        </table:table-row>
        <table:table-row>
          <table:table-cell table:style-name="Tabelle1.A6" office:value-type="string">
            <text:p text:style-name="P8">2</text:p>
          </table:table-cell>
          <table:table-cell table:style-name="Tabelle1.B4" office:value-type="string">
            <text:p text:style-name="P7">Urheberrechte tangiert</text:p>
          </table:table-cell>
          <table:table-cell table:style-name="Tabelle1.C6" office:value-type="string">
            <text:p text:style-name="P7">Eintrag erscheint als Datenbanksatz <text:span text:style-name="T1">ohne</text:span> Digitalisat;</text:p>
            <text:p text:style-name="P7">Nutzende erhalten im Eintrag folgenden Hinweis: <text:span text:style-name="T3">Die Nutzung insbesondere Reproduktion tangiert gegebenenfalls das Urheberrecht Dritter.</text:span></text:p>
          </table:table-cell>
        </table:table-row>
        <table:table-row>
          <table:table-cell table:style-name="Tabelle1.A6" office:value-type="string">
            <text:p text:style-name="P8">3</text:p>
          </table:table-cell>
          <table:table-cell table:style-name="Tabelle1.B5" office:value-type="string">
            <text:p text:style-name="P7">Persönlichkeitsrechte tangiert</text:p>
          </table:table-cell>
          <table:table-cell table:style-name="Tabelle1.C6" office:value-type="string">
            <text:p text:style-name="P7">Eintrag erscheint als Datenbanksatz <text:span text:style-name="T1">ohne</text:span> Digitalisat;</text:p>
            <text:p text:style-name="P7">Nutzende erhalten im Eintrag folgenden Hinweis: <text:span text:style-name="T3">Die Nutzung insbesondere Reproduktion tangiert gegebenfalls Persönlichkeitsrechte Dritter. Es wird entsprechend eine geschwärzte Kopie vorgelegt.</text:span></text:p>
          </table:table-cell>
        </table:table-row>
        <table:table-row>
          <table:table-cell table:style-name="Tabelle1.A6" office:value-type="string">
            <text:p text:style-name="P8">4</text:p>
          </table:table-cell>
          <table:table-cell table:style-name="Tabelle1.B6" office:value-type="string">
            <text:p text:style-name="P7">Frei intern</text:p>
          </table:table-cell>
          <table:table-cell table:style-name="Tabelle1.C6" office:value-type="string">
            <text:p text:style-name="P7">Eintrag erscheint als Datenbanksatz ohne Digitalisat;</text:p>
            <text:p text:style-name="P7">Nutzende erhalten <text:span text:style-name="T1">keine</text:span> weiteren Hinweise.</text:p>
          </table:table-cell>
        </table:table-row>
        <table:table-row>
          <table:table-cell table:style-name="Tabelle1.A7" office:value-type="string">
            <text:p text:style-name="P8">5</text:p>
          </table:table-cell>
          <table:table-cell table:style-name="Tabelle1.B7" office:value-type="string">
            <text:p text:style-name="P7">Keine rechtl. Beschränkungen</text:p>
          </table:table-cell>
          <table:table-cell table:style-name="Tabelle1.C7" office:value-type="string">
            <text:p text:style-name="P7">Eintrag erscheint als Datenbanksatz einschließlich eines Digitalisates;</text:p>
            <text:p text:style-name="P7"><text:soft-page-break/>Nu<text:span text:style-name="T2">tzende erhalten im Eintrag folgenden Hinweis: </text:span><text:span text:style-name="T4">Die Nutzung des Digitalisates insbesondere die Reproduktion bedarf des Verweises auf die Quelle.</text:span></text:p>
          </table:table-cell>
        </table:table-row>
      </table:table>
      <text:p text:style-name="P3">Sofern mehrere Bereiche auf ein Dokument zutreffen sind diese als Liste im Feld Rechte zu vermerken (Trenner: Semiko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Roboto Condensed" svg:font-family="'Roboto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3T11:21:48.984291437</meta:creation-date>
    <dc:date>2018-04-23T11:43:55.513088267</dc:date>
    <meta:editing-duration>PT6M45S</meta:editing-duration>
    <meta:editing-cycles>2</meta:editing-cycles>
    <meta:generator>LibreOffice/6.0.5.1$Linux_X86_64 LibreOffice_project/00m0$Build-1</meta:generator>
    <meta:document-statistic meta:table-count="1" meta:image-count="0" meta:object-count="0" meta:page-count="2" meta:paragraph-count="36" meta:word-count="350" meta:character-count="2635" meta:non-whitespace-character-count="2324"/>
  </office:meta>
</office:document-meta>
</file>